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1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7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fo:font-size="6pt" style:font-size-asian="6pt" style:font-size-complex="6pt"/>
    </style:style>
    <style:style style:name="P18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1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3" style:family="paragraph" style:parent-style-name="Text_20_body">
      <style:text-properties fo:font-size="6pt" style:font-size-asian="6pt" style:font-size-complex="6pt"/>
    </style:style>
    <style:style style:name="P34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ru" fo:country="RU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style:font-name-asian="Times New Roman" style:font-name-complex="Times New Roman"/>
    </style:style>
    <style:style style:name="T12" style:family="text">
      <style:text-properties style:text-position="sub 58%" fo:language="en" fo:country="US" style:font-name-complex="Tahoma"/>
    </style:style>
    <style:style style:name="T13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font-style="italic" style:font-name-asian="Times New Roman" style:font-style-asian="italic" style:font-name-complex="Times New Roman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fo:language="en" fo:country="US"/>
    </style:style>
    <style:style style:name="T25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26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27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28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29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0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1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2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3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4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5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6" style:family="text">
      <style:text-properties style:text-position="super 58%"/>
    </style:style>
    <style:style style:name="T37" style:family="text">
      <style:text-properties style:text-position="0% 100%" style:font-name-asian="Times New Roman" style:font-name-complex="Times New Roman"/>
    </style:style>
    <style:style style:name="T38" style:family="text">
      <style:text-properties style:font-name-complex="Tahoma"/>
    </style:style>
    <style:style style:name="T39" style:family="text">
      <style:text-properties style:font-name-asian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ПРОТОКОЛ <text:span text:style-name="T9">ПОВЕРКИ</text:span></text:p>
      <text:p text:style-name="P13"/>
      <text:p text:style-name="P4">Измерителя-сигнализатора СРК-АТ2327</text:p>
      <text:p text:style-name="P4">Зав. № <text:span text:style-name="T5">$serial</text:span></text:p>
      <text:p text:style-name="P18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32"/>
      <text:p text:style-name="P21">Поверка проводилась на базе УП «АТОМТЕХ», в нормальных климатических условиях при температуре <text:span text:style-name="T14">Т</text:span> = <text:span text:style-name="T18"><text:s/></text:span><text:span text:style-name="T15">$temp </text:span><text:s/>°<text:span text:style-name="T14">С</text:span>, атмосферном давлении <text:span text:style-name="T14">Р</text:span> = <text:span text:style-name="T18"><text:s text:c="5"/></text:span><text:s/>мм.рт.ст, относительной влажности воздуха <text:span text:style-name="T14">р</text:span> = <text:span text:style-name="T18"><text:s/></text:span><text:span text:style-name="T15">$vlag </text:span><text:s/>%, внешнем фоне γ-излучения <text:span text:style-name="T7">H</text:span>*(10) = <text:span text:style-name="T18"><text:s/></text:span><text:span text:style-name="T15">$bground </text:span><text:s/>нЗв/ч, <text:s/>согласно методике, изложенной в <text:span text:style-name="T23">МП.</text:span><text:span text:style-name="T24">854</text:span><text:span text:style-name="T23">-20</text:span><text:span text:style-name="T24">20</text:span></text:p>
      <text:p text:style-name="P19"><text:span text:style-name="T9">1. С</text:span>редства <text:span text:style-name="T9">поверки</text:span></text:p>
      <text:p text:style-name="P15">а)<text:tab/>Эталонные средства измерений:</text:p>
      <text:p text:style-name="P22">- <text:span text:style-name="T5">$facility_140</text:span>;</text:p>
      <text:p text:style-name="P16"><text:span text:style-name="T2">б</text:span><text:span text:style-name="T3">)<text:tab/></text:span><text:span text:style-name="T2">Оборудование</text:span><text:span text:style-name="T3">:</text:span></text:p>
      <text:p text:style-name="P23">- пульт проверки БД ТИАЯ.441546.001, или адаптер интерфейсный ТИАЯ.468369.004 с ПЭВМ, управляемой программой “SARKtech”; </text:p>
      <text:p text:style-name="P20">2. Поверка блоков детектирования</text:p>
      <text:p text:style-name="P15">а)<text:tab/>Внешний осмотр и опробование БД:</text:p>
      <text:p text:style-name="P24">- документация<text:tab/></text:p>
      <text:p text:style-name="P24">- отсутствие механических повреждений<text:tab/></text:p>
      <text:p text:style-name="P25"><text:span text:style-name="T9">- </text:span><text:span text:style-name="T9">наличие четких маркировочных надписей на БД и контрольном источнике</text:span><text:span text:style-name="T9"><text:tab/></text:span></text:p>
      <text:p text:style-name="P24">- контроль работоспособности<text:tab/></text:p>
      <text:p text:style-name="P15"><text:span text:style-name="T9">б</text:span>)<text:tab/>Определение допускаемой основной относительной погрешности измерения мощности амбиентного эквивалента <text:span text:style-name="T9">дозы</text:span> измерителя с БДК<text:span text:style-name="T9">Н</text:span>–0<text:span text:style-name="T5">4</text:span></text:p>
      <text:p text:style-name="P17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1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1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1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1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1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1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1.B3" office:value-type="string">
            <text:p text:style-name="P8"/>
          </table:table-cell>
          <table:table-cell table:style-name="t1.B3" office:value-type="string">
            <text:p text:style-name="P10">$1-61</text:p>
            <text:p text:style-name="P10">$1-71</text:p>
            <text:p text:style-name="P10">$1-81</text:p>
          </table:table-cell>
          <table:table-cell table:style-name="t1.B3" office:value-type="string">
            <text:p text:style-name="P10">$1-62</text:p>
            <text:p text:style-name="P10">$1-72</text:p>
            <text:p text:style-name="P10">$1-82</text:p>
          </table:table-cell>
          <table:table-cell table:style-name="t1.B3" office:value-type="string">
            <text:p text:style-name="P10">$1-63</text:p>
            <text:p text:style-name="P10">$1-73</text:p>
            <text:p text:style-name="P10">$1-83</text:p>
          </table:table-cell>
          <table:table-cell table:style-name="t1.F3" office:value-type="string">
            <text:p text:style-name="P10">$1-64</text:p>
            <text:p text:style-name="P10">$1-74</text:p>
            <text:p text:style-name="P10">$1-84</text:p>
          </table:table-cell>
        </table:table-row>
        <table:table-row>
          <table:table-cell table:style-name="t1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1.B3" office:value-type="string">
            <text:p text:style-name="P10">$<text:span text:style-name="T9">1</text:span>-00</text:p>
          </table:table-cell>
          <table:table-cell table:style-name="t1.B3" office:value-type="string">
            <text:p text:style-name="P10">$<text:span text:style-name="T9">1</text:span>-01</text:p>
          </table:table-cell>
          <table:table-cell table:style-name="t1.B3" office:value-type="string">
            <text:p text:style-name="P10">$<text:span text:style-name="T9">1</text:span>-02</text:p>
          </table:table-cell>
          <table:table-cell table:style-name="t1.B3" office:value-type="string">
            <text:p text:style-name="P10">$<text:span text:style-name="T9">1</text:span>-03</text:p>
          </table:table-cell>
          <table:table-cell table:style-name="t1.F3" office:value-type="string">
            <text:p text:style-name="P10">$<text:span text:style-name="T9">1</text:span>-04</text:p>
          </table:table-cell>
        </table:table-row>
        <table:table-row>
          <table:table-cell table:style-name="t1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1.B3" office:value-type="string">
            <text:p text:style-name="P8"/>
          </table:table-cell>
          <table:table-cell table:style-name="t1.B3" office:value-type="string">
            <text:p text:style-name="P10">$1-n21</text:p>
          </table:table-cell>
          <table:table-cell table:style-name="t1.B3" office:value-type="string">
            <text:p text:style-name="P10">$1-n22</text:p>
          </table:table-cell>
          <table:table-cell table:style-name="t1.B3" office:value-type="string">
            <text:p text:style-name="P10">$1-n23</text:p>
          </table:table-cell>
          <table:table-cell table:style-name="t1.F3" office:value-type="string">
            <text:p text:style-name="P10">$1-n24</text:p>
          </table:table-cell>
        </table:table-row>
        <table:table-row>
          <table:table-cell table:style-name="t1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1.B3" office:value-type="string">
            <text:p text:style-name="P8"/>
          </table:table-cell>
          <table:table-cell table:style-name="t1.B3" office:value-type="string">
            <text:p text:style-name="P10">$1-n31</text:p>
          </table:table-cell>
          <table:table-cell table:style-name="t1.B3" office:value-type="string">
            <text:p text:style-name="P10">$1-n32</text:p>
          </table:table-cell>
          <table:table-cell table:style-name="t1.B3" office:value-type="string">
            <text:p text:style-name="P10">$1-n33</text:p>
          </table:table-cell>
          <table:table-cell table:style-name="t1.F3" office:value-type="string">
            <text:p text:style-name="P10">$1-n34</text:p>
          </table:table-cell>
        </table:table-row>
        <table:table-row>
          <table:table-cell table:style-name="t1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1.B3" office:value-type="string">
            <text:p text:style-name="P8"/>
            <text:p text:style-name="P7"/>
          </table:table-cell>
          <table:table-cell table:style-name="t1.B3" office:value-type="string">
            <text:p text:style-name="P10">$1-n41</text:p>
          </table:table-cell>
          <table:table-cell table:style-name="t1.B3" office:value-type="string">
            <text:p text:style-name="P10">$1-n42</text:p>
          </table:table-cell>
          <table:table-cell table:style-name="t1.B3" office:value-type="string">
            <text:p text:style-name="P10">$1-n43</text:p>
          </table:table-cell>
          <table:table-cell table:style-name="t1.F3" office:value-type="string">
            <text:p text:style-name="P10">$1-n44</text:p>
          </table:table-cell>
        </table:table-row>
        <table:table-row table:style-name="t1.8">
          <table:table-cell table:style-name="t1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1.B8" office:value-type="string">
            <text:p text:style-name="P8"/>
          </table:table-cell>
          <table:table-cell table:style-name="t1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ext:p text:style-name="P3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9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047in" fo:margin-bottom="0.165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756in" fo:margin-bottom="0.22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23:23.18</dc:date>
    <meta:editing-duration>P3DT1H57M33S</meta:editing-duration>
    <meta:editing-cycles>325</meta:editing-cycles>
    <meta:generator>OpenOffice/4.1.6$Win32 OpenOffice.org_project/416m1$Build-9790</meta:generator>
    <meta:document-statistic meta:table-count="2" meta:image-count="0" meta:object-count="0" meta:page-count="1" meta:paragraph-count="92" meta:word-count="247" meta:character-count="1957"/>
  </office:meta>
</office:document-meta>
</file>